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T3_331" style:family="text"/>
    <style:style style:name="T3_332" style:family="text"/>
    <style:style style:name="T3_333" style:family="text"/>
    <style:style style:name="T3_334" style:family="text"/>
    <style:style style:name="T3_335" style:family="text"/>
    <style:style style:name="T3_336" style:family="text"/>
    <style:style style:name="T3_337" style:family="text"/>
    <style:style style:name="T3_338" style:family="text"/>
    <style:style style:name="T3_339" style:family="text"/>
    <style:style style:name="T3_340" style:family="text"/>
    <style:style style:name="T3_341" style:family="text"/>
    <style:style style:name="T3_342" style:family="text"/>
    <style:style style:name="T3_343" style:family="text"/>
    <style:style style:name="T3_344" style:family="text"/>
    <style:style style:name="T3_345" style:family="text"/>
    <style:style style:name="T3_346" style:family="text"/>
    <style:style style:name="T3_347" style:family="text"/>
    <style:style style:name="T3_348" style:family="text"/>
    <style:style style:name="T3_349" style:family="text"/>
    <style:style style:name="T3_350" style:family="text"/>
    <style:style style:name="T3_351" style:family="text"/>
    <style:style style:name="T3_352" style:family="text"/>
    <style:style style:name="T3_353" style:family="text"/>
    <style:style style:name="T3_35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>
      <style:text-properties fo:font-weight="bold" style:font-weight-asian="bold" style:font-weight-complex="bold"/>
    </style:style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>
      <style:text-properties fo:font-weight="bold" style:font-weight-asian="bold" style:font-weight-complex="bold"/>
    </style:style>
    <style:style style:name="T5_42" style:family="text">
      <style:text-properties fo:font-weight="bold" style:font-weight-asian="bold" style:font-weight-complex="bold"/>
    </style:style>
    <style:style style:name="T5_43" style:family="text">
      <style:text-properties fo:font-weight="bold" style:font-weight-asian="bold" style:font-weight-complex="bold"/>
    </style:style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>
      <style:text-properties fo:font-weight="bold" style:font-weight-asian="bold" style:font-weight-complex="bold"/>
    </style:style>
    <style:style style:name="T5_53" style:family="text">
      <style:text-properties fo:font-weight="bold" style:font-weight-asian="bold" style:font-weight-complex="bold"/>
    </style:style>
    <style:style style:name="T5_54" style:family="text">
      <style:text-properties fo:font-weight="bold" style:font-weight-asian="bold" style:font-weight-complex="bold"/>
    </style:style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text-indent="0cm" fo:line-height="115%" fo:margin-left="2.54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text-indent="1.27cm" fo:line-height="115%" fo:margin-left="1.27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text-indent="1.27cm" fo:line-height="115%" fo:margin-left="1.27cm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text-indent="1.27cm" fo:line-height="115%" fo:margin-left="1.27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text-indent="1.27cm" fo:line-height="115%" fo:margin-left="1.27cm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text-indent="1.27cm" fo:line-height="115%" fo:margin-left="1.2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>
      <style:text-properties fo:font-weight="bold" style:font-weight-asian="bold" style:font-weight-complex="bold"/>
    </style:style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>
      <style:text-properties fo:font-weight="bold" style:font-weight-asian="bold" style:font-weight-complex="bold"/>
    </style:style>
    <style:style style:name="T28_60" style:family="text">
      <style:text-properties fo:font-weight="bold" style:font-weight-asian="bold" style:font-weight-complex="bold"/>
    </style:style>
    <style:style style:name="T28_61" style:family="text">
      <style:text-properties fo:font-weight="bold" style:font-weight-asian="bold" style:font-weight-complex="bold"/>
    </style:style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P30" style:family="paragraph" style:parent-style-name="Standard">
      <style:paragraph-properties fo:break-before="auto" fo:text-indent="0cm" fo:line-height="115%" fo:margin-lef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P33" style:family="paragraph" style:parent-style-name="Standard">
      <style:paragraph-properties fo:break-before="auto" fo:text-indent="0cm" fo:line-height="115%" fo:margin-lef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P34" style:family="paragraph" style:parent-style-name="Standard">
      <style:paragraph-properties fo:break-before="auto" fo:text-indent="0cm" fo:line-height="115%" fo:margin-left="0cm" style:writing-mode="lr-tb"/>
    </style:style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P36" style:family="paragraph" style:parent-style-name="Standard">
      <style:paragraph-properties fo:break-before="auto" fo:text-indent="0cm" fo:line-height="115%" fo:margin-lef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P38" style:family="paragraph" style:parent-style-name="Standard">
      <style:paragraph-properties fo:break-before="auto" fo:text-indent="0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text-indent="0cm" fo:line-height="115%" fo:margin-lef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P44" style:family="paragraph" style:parent-style-name="Standard">
      <style:paragraph-properties fo:break-before="auto" fo:text-indent="0cm" fo:line-height="115%" fo:margin-left="0cm" style:writing-mode="lr-tb"/>
    </style:style>
    <style:style style:name="T44_1" style:family="text">
      <style:text-properties fo:color="#cccccc"/>
    </style:style>
    <style:style style:name="T44_2" style:family="text">
      <style:text-properties fo:color="#cccccc"/>
    </style:style>
    <style:style style:name="T44_3" style:family="text">
      <style:text-properties fo:color="#cccccc"/>
    </style:style>
    <style:style style:name="T44_4" style:family="text">
      <style:text-properties fo:color="#cccccc"/>
    </style:style>
    <style:style style:name="T44_5" style:family="text">
      <style:text-properties fo:color="#cccccc"/>
    </style:style>
    <style:style style:name="P45" style:family="paragraph" style:parent-style-name="Standard">
      <style:paragraph-properties fo:break-before="auto" fo:text-indent="0cm" fo:line-height="115%" fo:margin-left="0cm" style:writing-mode="lr-tb"/>
    </style:style>
    <style:style style:name="T45_1" style:family="text">
      <style:text-properties fo:color="#cccccc"/>
    </style:style>
    <style:style style:name="T45_2" style:family="text">
      <style:text-properties fo:color="#cccccc"/>
    </style:style>
    <style:style style:name="T45_3" style:family="text">
      <style:text-properties fo:color="#cccccc"/>
    </style:style>
    <style:style style:name="T45_4" style:family="text">
      <style:text-properties fo:color="#cccccc"/>
    </style:style>
    <style:style style:name="T45_5" style:family="text">
      <style:text-properties fo:color="#cccccc"/>
    </style:style>
    <style:style style:name="T45_6" style:family="text">
      <style:text-properties fo:color="#cccccc"/>
    </style:style>
    <style:style style:name="P46" style:family="paragraph" style:parent-style-name="Standard">
      <style:paragraph-properties fo:break-before="auto" fo:text-indent="0cm" fo:line-height="115%" fo:margin-left="0cm" style:writing-mode="lr-tb"/>
    </style:style>
    <style:style style:name="T46_1" style:family="text">
      <style:text-properties fo:color="#cccccc"/>
    </style:style>
    <style:style style:name="T46_2" style:family="text">
      <style:text-properties fo:color="#cccccc"/>
    </style:style>
    <style:style style:name="T46_3" style:family="text">
      <style:text-properties fo:color="#cccccc"/>
    </style:style>
    <style:style style:name="T46_4" style:family="text">
      <style:text-properties fo:color="#cccccc"/>
    </style:style>
    <style:style style:name="P47" style:family="paragraph" style:parent-style-name="Standard">
      <style:paragraph-properties fo:break-before="auto" fo:text-indent="0cm" fo:line-height="115%" fo:margin-left="0cm" style:writing-mode="lr-tb"/>
    </style:style>
    <style:style style:name="T47_1" style:family="text">
      <style:text-properties fo:color="#cccccc"/>
    </style:style>
    <style:style style:name="P48" style:family="paragraph" style:parent-style-name="Standard">
      <style:paragraph-properties fo:break-before="auto" fo:text-indent="0cm" fo:line-height="115%" fo:margin-left="0cm" style:writing-mode="lr-tb"/>
    </style:style>
    <style:style style:name="T48_1" style:family="text">
      <style:text-properties fo:color="#cccccc"/>
    </style:style>
    <style:style style:name="T48_2" style:family="text">
      <style:text-properties fo:color="#cccccc"/>
    </style:style>
    <style:style style:name="T48_3" style:family="text">
      <style:text-properties fo:color="#cccccc"/>
    </style:style>
    <style:style style:name="T48_4" style:family="text">
      <style:text-properties fo:color="#cccccc"/>
    </style:style>
    <style:style style:name="T48_5" style:family="text">
      <style:text-properties fo:color="#cccccc"/>
    </style:style>
    <style:style style:name="T48_6" style:family="text">
      <style:text-properties fo:color="#cccccc"/>
    </style:style>
    <style:style style:name="T48_7" style:family="text">
      <style:text-properties fo:color="#cccccc"/>
    </style:style>
    <style:style style:name="T48_8" style:family="text">
      <style:text-properties fo:color="#cccccc"/>
    </style:style>
    <style:style style:name="T48_9" style:family="text">
      <style:text-properties fo:color="#cccccc"/>
    </style:style>
    <style:style style:name="T48_10" style:family="text">
      <style:text-properties fo:color="#cccccc"/>
    </style:style>
    <style:style style:name="T48_11" style:family="text">
      <style:text-properties fo:color="#cccccc"/>
    </style:style>
    <style:style style:name="T48_12" style:family="text">
      <style:text-properties fo:color="#cccccc"/>
    </style:style>
    <style:style style:name="T48_13" style:family="text">
      <style:text-properties fo:color="#cccccc"/>
    </style:style>
    <style:style style:name="T48_14" style:family="text">
      <style:text-properties fo:color="#cccccc"/>
    </style:style>
    <style:style style:name="T48_15" style:family="text">
      <style:text-properties fo:color="#cccccc"/>
    </style:style>
    <style:style style:name="T48_16" style:family="text">
      <style:text-properties fo:color="#cccccc"/>
    </style:style>
    <style:style style:name="P49" style:family="paragraph" style:parent-style-name="Standard">
      <style:paragraph-properties fo:break-before="auto" fo:text-indent="0cm" fo:line-height="115%" fo:margin-left="0cm" style:writing-mode="lr-tb"/>
    </style:style>
    <style:style style:name="T49_1" style:family="text">
      <style:text-properties fo:color="#cccccc"/>
    </style:style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text-indent="0cm" fo:line-height="115%" fo:margin-left="0cm" style:writing-mode="lr-tb"/>
    </style:style>
    <style:style style:name="P52" style:family="paragraph" style:parent-style-name="Standard">
      <style:paragraph-properties fo:break-before="auto" fo:text-indent="0cm" fo:line-height="115%" fo:margin-lef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</office:automatic-styles>
  <office:body>
    <office:text>
      <text:p text:style-name="P1"><text:span text:style-name="T1_1">Separate</text:span><text:span text:style-name="T1_2"><text:s/></text:span><text:span text:style-name="T1_3">Compilation</text:span><text:span text:style-name="T1_4"><text:s/></text:span></text:p>
      <text:p text:style-name="P2"/>
      <text:p text:style-name="P3"><text:span text:style-name="T3_1">Separate</text:span><text:span text:style-name="T3_2"><text:s/></text:span><text:span text:style-name="T3_3">Compilation</text:span><text:span text:style-name="T3_4"><text:s/></text:span><text:span text:style-name="T3_5">is</text:span><text:span text:style-name="T3_6"><text:s/></text:span><text:span text:style-name="T3_7">the</text:span><text:span text:style-name="T3_8"><text:s/></text:span><text:span text:style-name="T3_9">process</text:span><text:span text:style-name="T3_10"><text:s/></text:span><text:span text:style-name="T3_11">of</text:span><text:span text:style-name="T3_12"><text:s/></text:span><text:span text:style-name="T3_13">breaking</text:span><text:span text:style-name="T3_14"><text:s/></text:span><text:span text:style-name="T3_15">a</text:span><text:span text:style-name="T3_16"><text:s/></text:span><text:span text:style-name="T3_17">C</text:span><text:span text:style-name="T3_18">++<text:s/></text:span><text:span text:style-name="T3_19">program</text:span><text:span text:style-name="T3_20"><text:s/></text:span><text:span text:style-name="T3_21">into</text:span><text:span text:style-name="T3_22"><text:s/></text:span><text:span text:style-name="T3_23">separate</text:span><text:span text:style-name="T3_24"><text:s/></text:span><text:span text:style-name="T3_25">files</text:span><text:span text:style-name="T3_26"><text:s/></text:span><text:span text:style-name="T3_27">to</text:span><text:span text:style-name="T3_28"><text:s/></text:span><text:span text:style-name="T3_29">increase</text:span><text:span text:style-name="T3_30"><text:s/></text:span><text:span text:style-name="T3_31">organization</text:span><text:span text:style-name="T3_32">.<text:s/></text:span><text:span text:style-name="T3_33">Parts</text:span><text:span text:style-name="T3_34"><text:s/></text:span><text:span text:style-name="T3_35">or</text:span><text:span text:style-name="T3_36"><text:s/></text:span><text:span text:style-name="T3_37">pieces</text:span><text:span text:style-name="T3_38"><text:s/></text:span><text:span text:style-name="T3_39">of</text:span><text:span text:style-name="T3_40"><text:s/></text:span><text:span text:style-name="T3_41">the</text:span><text:span text:style-name="T3_42"><text:s/></text:span><text:span text:style-name="T3_43">program</text:span><text:span text:style-name="T3_44"><text:s/></text:span><text:span text:style-name="T3_45">can</text:span><text:span text:style-name="T3_46"><text:s/></text:span><text:span text:style-name="T3_47">be</text:span><text:span text:style-name="T3_48"><text:s/></text:span><text:span text:style-name="T3_49">spread</text:span><text:span text:style-name="T3_50"><text:s/></text:span><text:span text:style-name="T3_51">out</text:span><text:span text:style-name="T3_52"><text:s/></text:span><text:span text:style-name="T3_53">over</text:span><text:span text:style-name="T3_54"><text:s/></text:span><text:span text:style-name="T3_55">a</text:span><text:span text:style-name="T3_56"><text:s/></text:span><text:span text:style-name="T3_57">number</text:span><text:span text:style-name="T3_58"><text:s/></text:span><text:span text:style-name="T3_59">of</text:span><text:span text:style-name="T3_60"><text:s/></text:span><text:span text:style-name="T3_61">different</text:span><text:span text:style-name="T3_62"><text:s/></text:span><text:span text:style-name="T3_63">files</text:span><text:span text:style-name="T3_64"><text:s/></text:span><text:span text:style-name="T3_65">that</text:span><text:span text:style-name="T3_66"><text:s/></text:span><text:span text:style-name="T3_67">are</text:span><text:span text:style-name="T3_68"><text:s/></text:span><text:span text:style-name="T3_69">later</text:span><text:span text:style-name="T3_70"><text:s/>“</text:span><text:span text:style-name="T3_71">linked</text:span><text:span text:style-name="T3_72">”<text:s/></text:span><text:span text:style-name="T3_73">using</text:span><text:span text:style-name="T3_74"><text:s/></text:span><text:span text:style-name="T3_75">a</text:span><text:span text:style-name="T3_76"><text:s/></text:span><text:span text:style-name="T3_77">linker</text:span><text:span text:style-name="T3_78"><text:s/></text:span><text:span text:style-name="T3_79">to</text:span><text:span text:style-name="T3_80"><text:s/></text:span><text:span text:style-name="T3_81">create</text:span><text:span text:style-name="T3_82"><text:s/></text:span><text:span text:style-name="T3_83">a</text:span><text:span text:style-name="T3_84"><text:s/></text:span><text:span text:style-name="T3_85">working</text:span><text:span text:style-name="T3_86"><text:s/></text:span><text:span text:style-name="T3_87">program</text:span><text:span text:style-name="T3_88">.<text:s/></text:span><text:span text:style-name="T3_89">When</text:span><text:span text:style-name="T3_90"><text:s/></text:span><text:span text:style-name="T3_91">making</text:span><text:span text:style-name="T3_92"><text:s/></text:span><text:span text:style-name="T3_93">changes</text:span><text:span text:style-name="T3_94"><text:s/></text:span><text:span text:style-name="T3_95">to</text:span><text:span text:style-name="T3_96"><text:s/></text:span><text:span text:style-name="T3_97">files</text:span><text:span text:style-name="T3_98"><text:s/></text:span><text:span text:style-name="T3_99">only</text:span><text:span text:style-name="T3_100"><text:s/></text:span><text:span text:style-name="T3_101">those</text:span><text:span text:style-name="T3_102"><text:s/></text:span><text:span text:style-name="T3_103">files</text:span><text:span text:style-name="T3_104"><text:s/></text:span><text:span text:style-name="T3_105">need</text:span><text:span text:style-name="T3_106"><text:s/></text:span><text:span text:style-name="T3_107">to</text:span><text:span text:style-name="T3_108"><text:s/></text:span><text:span text:style-name="T3_109">be</text:span><text:span text:style-name="T3_110"><text:s/></text:span><text:span text:style-name="T3_111">recompiled</text:span><text:span text:style-name="T3_112">,<text:s/></text:span><text:span text:style-name="T3_113">which</text:span><text:span text:style-name="T3_114"><text:s/></text:span><text:span text:style-name="T3_115">can</text:span><text:span text:style-name="T3_116"><text:s/></text:span><text:span text:style-name="T3_117">be</text:span><text:span text:style-name="T3_118"><text:s/></text:span><text:span text:style-name="T3_119">done</text:span><text:span text:style-name="T3_120"><text:s/></text:span><text:span text:style-name="T3_121">as</text:span><text:span text:style-name="T3_122"><text:s/></text:span><text:span text:style-name="T3_123">soon</text:span><text:span text:style-name="T3_124"><text:s/></text:span><text:span text:style-name="T3_125">as</text:span><text:span text:style-name="T3_126"><text:s/></text:span><text:span text:style-name="T3_127">the</text:span><text:span text:style-name="T3_128"><text:s/></text:span><text:span text:style-name="T3_129">file</text:span><text:span text:style-name="T3_130"><text:s/></text:span><text:span text:style-name="T3_131">is</text:span><text:span text:style-name="T3_132"><text:s/></text:span><text:span text:style-name="T3_133">changed</text:span><text:span text:style-name="T3_134"><text:s/></text:span><text:span text:style-name="T3_135">in</text:span><text:span text:style-name="T3_136"><text:s/></text:span><text:span text:style-name="T3_137">the</text:span><text:span text:style-name="T3_138"><text:s/></text:span><text:span text:style-name="T3_139">IDE</text:span><text:span text:style-name="T3_140">;<text:s/></text:span><text:span text:style-name="T3_141">however</text:span><text:span text:style-name="T3_142">,<text:s/></text:span><text:span text:style-name="T3_143">most</text:span><text:span text:style-name="T3_144"><text:s/></text:span><text:span text:style-name="T3_145">IDE</text:span><text:span text:style-name="T3_146">’</text:span><text:span text:style-name="T3_147">s</text:span><text:span text:style-name="T3_148"><text:s/></text:span><text:span text:style-name="T3_149">recompile</text:span><text:span text:style-name="T3_150"><text:s/></text:span><text:span text:style-name="T3_151">these</text:span><text:span text:style-name="T3_152"><text:s/></text:span><text:span text:style-name="T3_153">files</text:span><text:span text:style-name="T3_154"><text:s/></text:span><text:span text:style-name="T3_155">automatically</text:span><text:span text:style-name="T3_156"><text:s/></text:span><text:span text:style-name="T3_157">leaving</text:span><text:span text:style-name="T3_158"><text:s/></text:span><text:span text:style-name="T3_159">the</text:span><text:span text:style-name="T3_160"><text:s/></text:span><text:span text:style-name="T3_161">user</text:span><text:span text:style-name="T3_162"><text:s/></text:span><text:span text:style-name="T3_163">with</text:span><text:span text:style-name="T3_164"><text:s/></text:span><text:span text:style-name="T3_165">the</text:span><text:span text:style-name="T3_166"><text:s/></text:span><text:span text:style-name="T3_167">sole</text:span><text:span text:style-name="T3_168"><text:s/></text:span><text:span text:style-name="T3_169">task</text:span><text:span text:style-name="T3_170"><text:s/></text:span><text:span text:style-name="T3_171">of</text:span><text:span text:style-name="T3_172"><text:s/></text:span><text:span text:style-name="T3_173">making</text:span><text:span text:style-name="T3_174"><text:s/></text:span><text:span text:style-name="T3_175">changes</text:span><text:span text:style-name="T3_176"><text:s/></text:span><text:span text:style-name="T3_177">where</text:span><text:span text:style-name="T3_178"><text:s/></text:span><text:span text:style-name="T3_179">they</text:span><text:span text:style-name="T3_180"><text:s/></text:span><text:span text:style-name="T3_181">are</text:span><text:span text:style-name="T3_182"><text:s/></text:span><text:span text:style-name="T3_183">needed</text:span><text:span text:style-name="T3_184">.<text:s/></text:span><text:span text:style-name="T3_185">One</text:span><text:span text:style-name="T3_186"><text:s/></text:span><text:span text:style-name="T3_187">of</text:span><text:span text:style-name="T3_188"><text:s/></text:span><text:span text:style-name="T3_189">the</text:span><text:span text:style-name="T3_190"><text:s/></text:span><text:span text:style-name="T3_191">most</text:span><text:span text:style-name="T3_192"><text:s/></text:span><text:span text:style-name="T3_193">basic</text:span><text:span text:style-name="T3_194"><text:s/></text:span><text:span text:style-name="T3_195">examples</text:span><text:span text:style-name="T3_196"><text:s/></text:span><text:span text:style-name="T3_197">of</text:span><text:span text:style-name="T3_198"><text:s/></text:span><text:span text:style-name="T3_199">separate</text:span><text:span text:style-name="T3_200"><text:s/></text:span><text:span text:style-name="T3_201">compilation</text:span><text:span text:style-name="T3_202"><text:s/></text:span><text:span text:style-name="T3_203">is</text:span><text:span text:style-name="T3_204"><text:s/></text:span><text:span text:style-name="T3_205">used</text:span><text:span text:style-name="T3_206"><text:s/></text:span><text:span text:style-name="T3_207">when</text:span><text:span text:style-name="T3_208"><text:s/></text:span><text:span text:style-name="T3_209">writing</text:span><text:span text:style-name="T3_210"><text:s/></text:span><text:span text:style-name="T3_211">abstract</text:span><text:span text:style-name="T3_212"><text:s/></text:span><text:span text:style-name="T3_213">data</text:span><text:span text:style-name="T3_214"><text:s/></text:span><text:span text:style-name="T3_215">types</text:span><text:span text:style-name="T3_216"><text:s/>(</text:span><text:span text:style-name="T3_217">ADT</text:span><text:span text:style-name="T3_218">’</text:span><text:span text:style-name="T3_219">s</text:span><text:span text:style-name="T3_220">).<text:s/></text:span><text:span text:style-name="T3_221">Recall</text:span><text:span text:style-name="T3_222"><text:s/></text:span><text:span text:style-name="T3_223">that</text:span><text:span text:style-name="T3_224"><text:s/></text:span><text:span text:style-name="T3_225">in</text:span><text:span text:style-name="T3_226"><text:s/></text:span><text:span text:style-name="T3_227">a</text:span><text:span text:style-name="T3_228"><text:s/></text:span><text:span text:style-name="T3_229">class</text:span><text:span text:style-name="T3_230"><text:s/></text:span><text:span text:style-name="T3_231">data</text:span><text:span text:style-name="T3_232"><text:s/></text:span><text:span text:style-name="T3_233">type</text:span><text:span text:style-name="T3_234"><text:s/></text:span><text:span text:style-name="T3_235">there</text:span><text:span text:style-name="T3_236"><text:s/></text:span><text:span text:style-name="T3_237">is</text:span><text:span text:style-name="T3_238"><text:s/></text:span><text:span text:style-name="T3_239">an</text:span><text:span text:style-name="T3_240"><text:s/></text:span><text:span text:style-name="T3_241">interface</text:span><text:span text:style-name="T3_242"><text:s/></text:span><text:span text:style-name="T3_243">and</text:span><text:span text:style-name="T3_244"><text:s/></text:span><text:span text:style-name="T3_245">an</text:span><text:span text:style-name="T3_246"><text:s/></text:span><text:span text:style-name="T3_247">implementation</text:span><text:span text:style-name="T3_248"><text:s/></text:span><text:span text:style-name="T3_249">section</text:span><text:span text:style-name="T3_250">.<text:s/></text:span><text:span text:style-name="T3_251">The</text:span><text:span text:style-name="T3_252"><text:s/></text:span><text:span text:style-name="T3_253">interface</text:span><text:span text:style-name="T3_254"><text:s/></text:span><text:span text:style-name="T3_255">section</text:span><text:span text:style-name="T3_256"><text:s/></text:span><text:span text:style-name="T3_257">is</text:span><text:span text:style-name="T3_258"><text:s/></text:span><text:span text:style-name="T3_259">where</text:span><text:span text:style-name="T3_260"><text:s/></text:span><text:span text:style-name="T3_261">the</text:span><text:span text:style-name="T3_262"><text:s/></text:span><text:span text:style-name="T3_263">class</text:span><text:span text:style-name="T3_264"><text:s/></text:span><text:span text:style-name="T3_265">functions</text:span><text:span text:style-name="T3_266"><text:s/></text:span><text:span text:style-name="T3_267">and</text:span><text:span text:style-name="T3_268"><text:s/></text:span><text:span text:style-name="T3_269">variables</text:span><text:span text:style-name="T3_270"><text:s/></text:span><text:span text:style-name="T3_271">are</text:span><text:span text:style-name="T3_272"><text:s/></text:span><text:span text:style-name="T3_273">declared</text:span><text:span text:style-name="T3_274">;<text:s/></text:span><text:span text:style-name="T3_275">the</text:span><text:span text:style-name="T3_276"><text:s/></text:span><text:span text:style-name="T3_277">implementation</text:span><text:span text:style-name="T3_278"><text:s/></text:span><text:span text:style-name="T3_279">section</text:span><text:span text:style-name="T3_280"><text:s/></text:span><text:span text:style-name="T3_281">is</text:span><text:span text:style-name="T3_282"><text:s/></text:span><text:span text:style-name="T3_283">where</text:span><text:span text:style-name="T3_284"><text:s/></text:span><text:span text:style-name="T3_285">the</text:span><text:span text:style-name="T3_286"><text:s/></text:span><text:span text:style-name="T3_287">function</text:span><text:span text:style-name="T3_288"><text:s/></text:span><text:span text:style-name="T3_289">definitions</text:span><text:span text:style-name="T3_290"><text:s/></text:span><text:span text:style-name="T3_291">are</text:span><text:span text:style-name="T3_292"><text:s/></text:span><text:span text:style-name="T3_293">located</text:span><text:span text:style-name="T3_294">.<text:s/></text:span><text:span text:style-name="T3_295">Separate</text:span><text:span text:style-name="T3_296"><text:s/></text:span><text:span text:style-name="T3_297">compilation</text:span><text:span text:style-name="T3_298"><text:s/></text:span><text:span text:style-name="T3_299">takes</text:span><text:span text:style-name="T3_300"><text:s/></text:span><text:span text:style-name="T3_301">the</text:span><text:span text:style-name="T3_302"><text:s/></text:span><text:span text:style-name="T3_303">interface</text:span><text:span text:style-name="T3_304"><text:s/></text:span><text:span text:style-name="T3_305">and</text:span><text:span text:style-name="T3_306"><text:s/></text:span><text:span text:style-name="T3_307">implementation</text:span><text:span text:style-name="T3_308"><text:s/></text:span><text:span text:style-name="T3_309">sections</text:span><text:span text:style-name="T3_310"><text:s/></text:span><text:span text:style-name="T3_311">and</text:span><text:span text:style-name="T3_312"><text:s/></text:span><text:span text:style-name="T3_313">splits</text:span><text:span text:style-name="T3_314"><text:s/></text:span><text:span text:style-name="T3_315">them</text:span><text:span text:style-name="T3_316"><text:s/></text:span><text:span text:style-name="T3_317">into</text:span><text:span text:style-name="T3_318"><text:s/></text:span><text:span text:style-name="T3_319">two</text:span><text:span text:style-name="T3_320"><text:s/></text:span><text:span text:style-name="T3_321">separate</text:span><text:span text:style-name="T3_322"><text:s/></text:span><text:span text:style-name="T3_323">files</text:span><text:span text:style-name="T3_324"><text:s/></text:span><text:span text:style-name="T3_325">to</text:span><text:span text:style-name="T3_326"><text:s/></text:span><text:span text:style-name="T3_327">be</text:span><text:span text:style-name="T3_328"><text:s/></text:span><text:span text:style-name="T3_329">written</text:span><text:span text:style-name="T3_330"><text:s/></text:span><text:span text:style-name="T3_331">and</text:span><text:span text:style-name="T3_332"><text:s/></text:span><text:span text:style-name="T3_333">compiled</text:span><text:span text:style-name="T3_334"><text:s/></text:span><text:span text:style-name="T3_335">separately</text:span><text:span text:style-name="T3_336"><text:s/></text:span><text:span text:style-name="T3_337">and</text:span><text:span text:style-name="T3_338"><text:s/></text:span><text:span text:style-name="T3_339">later</text:span><text:span text:style-name="T3_340"><text:s/></text:span><text:span text:style-name="T3_341">linked</text:span><text:span text:style-name="T3_342"><text:s/></text:span><text:span text:style-name="T3_343">together</text:span><text:span text:style-name="T3_344"><text:s/></text:span><text:span text:style-name="T3_345">to</text:span><text:span text:style-name="T3_346"><text:s/></text:span><text:span text:style-name="T3_347">create</text:span><text:span text:style-name="T3_348"><text:s/></text:span><text:span text:style-name="T3_349">a</text:span><text:span text:style-name="T3_350"><text:s/></text:span><text:span text:style-name="T3_351">working</text:span><text:span text:style-name="T3_352"><text:s/></text:span><text:span text:style-name="T3_353">program</text:span><text:span text:style-name="T3_354">.<text:s/></text:span></text:p>
      <text:p text:style-name="P4"/>
      <text:p text:style-name="P5"><text:span text:style-name="T5_1">Using</text:span><text:span text:style-name="T5_2"><text:s/></text:span><text:span text:style-name="T5_3">separate</text:span><text:span text:style-name="T5_4"><text:s/></text:span><text:span text:style-name="T5_5">compilation</text:span><text:span text:style-name="T5_6">,<text:s/></text:span><text:span text:style-name="T5_7">the</text:span><text:span text:style-name="T5_8"><text:s/></text:span><text:span text:style-name="T5_9">interface</text:span><text:span text:style-name="T5_10"><text:s/></text:span><text:span text:style-name="T5_11">will</text:span><text:span text:style-name="T5_12"><text:s/></text:span><text:span text:style-name="T5_13">be</text:span><text:span text:style-name="T5_14"><text:s/></text:span><text:span text:style-name="T5_15">put</text:span><text:span text:style-name="T5_16"><text:s/></text:span><text:span text:style-name="T5_17">into</text:span><text:span text:style-name="T5_18"><text:s/></text:span><text:span text:style-name="T5_19">the</text:span><text:span text:style-name="T5_20"><text:s/></text:span><text:span text:style-name="T5_21">interface</text:span><text:span text:style-name="T5_22"><text:s/></text:span><text:span text:style-name="T5_23">file</text:span><text:span text:style-name="T5_24"><text:s/></text:span><text:span text:style-name="T5_25">or</text:span><text:span text:style-name="T5_26"><text:s/></text:span><text:span text:style-name="T5_27">the</text:span><text:span text:style-name="T5_28"><text:s/>“</text:span><text:span text:style-name="T5_29">header</text:span><text:span text:style-name="T5_30"><text:s/></text:span><text:span text:style-name="T5_31">file</text:span><text:span text:style-name="T5_32">”<text:s/></text:span><text:span text:style-name="T5_33">which</text:span><text:span text:style-name="T5_34"><text:s/></text:span><text:span text:style-name="T5_35">will</text:span><text:span text:style-name="T5_36"><text:s/></text:span><text:span text:style-name="T5_37">be</text:span><text:span text:style-name="T5_38"><text:s/></text:span><text:span text:style-name="T5_39">a</text:span><text:span text:style-name="T5_40"><text:s/></text:span><text:span text:style-name="T5_41">.</text:span><text:span text:style-name="T5_42">h</text:span><text:span text:style-name="T5_43"><text:s/></text:span><text:span text:style-name="T5_44">file</text:span><text:span text:style-name="T5_45"><text:s/></text:span><text:span text:style-name="T5_46">instead</text:span><text:span text:style-name="T5_47"><text:s/></text:span><text:span text:style-name="T5_48">of</text:span><text:span text:style-name="T5_49"><text:s/></text:span><text:span text:style-name="T5_50">a</text:span><text:span text:style-name="T5_51"><text:s/></text:span><text:span text:style-name="T5_52">.</text:span><text:span text:style-name="T5_53">cpp</text:span><text:span text:style-name="T5_54"><text:s/></text:span><text:span text:style-name="T5_55">file</text:span><text:span text:style-name="T5_56">.<text:s/></text:span><text:span text:style-name="T5_57">There</text:span><text:span text:style-name="T5_58"><text:s/></text:span><text:span text:style-name="T5_59">can</text:span><text:span text:style-name="T5_60"><text:s/></text:span><text:span text:style-name="T5_61">only</text:span><text:span text:style-name="T5_62"><text:s/></text:span><text:span text:style-name="T5_63">be</text:span><text:span text:style-name="T5_64"><text:s/></text:span><text:span text:style-name="T5_65">one</text:span><text:span text:style-name="T5_66"><text:s/></text:span><text:span text:style-name="T5_67">class</text:span><text:span text:style-name="T5_68"><text:s/></text:span><text:span text:style-name="T5_69">declaration</text:span><text:span text:style-name="T5_70"><text:s/></text:span><text:span text:style-name="T5_71">for</text:span><text:span text:style-name="T5_72"><text:s/></text:span><text:span text:style-name="T5_73">each</text:span><text:span text:style-name="T5_74"><text:s/></text:span><text:span text:style-name="T5_75">header</text:span><text:span text:style-name="T5_76"><text:s/></text:span><text:span text:style-name="T5_77">file</text:span><text:span text:style-name="T5_78">!<text:s/></text:span><text:span text:style-name="T5_79">To</text:span><text:span text:style-name="T5_80"><text:s/></text:span><text:span text:style-name="T5_81">include</text:span><text:span text:style-name="T5_82"><text:s/></text:span><text:span text:style-name="T5_83">the</text:span><text:span text:style-name="T5_84"><text:s/>.</text:span><text:span text:style-name="T5_85">h</text:span><text:span text:style-name="T5_86"><text:s/></text:span><text:span text:style-name="T5_87">file</text:span><text:span text:style-name="T5_88"><text:s/></text:span><text:span text:style-name="T5_89">into</text:span><text:span text:style-name="T5_90"><text:s/></text:span><text:span text:style-name="T5_91">the</text:span><text:span text:style-name="T5_92"><text:s/></text:span><text:span text:style-name="T5_93">main</text:span><text:span text:style-name="T5_94">.</text:span><text:span text:style-name="T5_95">cpp</text:span><text:span text:style-name="T5_96"><text:s/></text:span><text:span text:style-name="T5_97">file</text:span><text:span text:style-name="T5_98">,<text:s/></text:span><text:span text:style-name="T5_99">the</text:span><text:span text:style-name="T5_100"><text:s/></text:span><text:span text:style-name="T5_101">programmer</text:span><text:span text:style-name="T5_102"><text:s/></text:span><text:span text:style-name="T5_103">will</text:span><text:span text:style-name="T5_104"><text:s/></text:span><text:span text:style-name="T5_105">use</text:span><text:span text:style-name="T5_106"><text:s/></text:span><text:span text:style-name="T5_107">the</text:span><text:span text:style-name="T5_108"><text:s/>#</text:span><text:span text:style-name="T5_109">include</text:span><text:span text:style-name="T5_110"><text:s/></text:span><text:span text:style-name="T5_111">plus</text:span><text:span text:style-name="T5_112"><text:s/></text:span><text:span text:style-name="T5_113">the</text:span><text:span text:style-name="T5_114"><text:s/></text:span><text:span text:style-name="T5_115">file</text:span><text:span text:style-name="T5_116"><text:s/></text:span><text:span text:style-name="T5_117">name</text:span><text:span text:style-name="T5_118"><text:s/></text:span><text:span text:style-name="T5_119">in</text:span><text:span text:style-name="T5_120"><text:s/></text:span><text:span text:style-name="T5_121">double</text:span><text:span text:style-name="T5_122"><text:s/></text:span><text:span text:style-name="T5_123">quotes</text:span><text:span text:style-name="T5_124">.</text:span></text:p>
      <text:p text:style-name="P6"/>
      <text:p text:style-name="P7"><text:span text:style-name="T7_1">Interface</text:span><text:span text:style-name="T7_2"><text:s/></text:span><text:span text:style-name="T7_3">file</text:span><text:span text:style-name="T7_4">:</text:span></text:p>
      <text:p text:style-name="P8"/>
      <text:p text:style-name="P9"><text:span text:style-name="T9_1">class</text:span><text:span text:style-name="T9_2"><text:s/></text:span><text:span text:style-name="T9_3">student</text:span></text:p>
      <text:p text:style-name="P10"><text:span text:style-name="T10_1">{</text:span></text:p>
      <text:p text:style-name="P11"><text:span text:style-name="T11_1">public</text:span><text:span text:style-name="T11_2">:</text:span></text:p>
      <text:p text:style-name="P12"><text:span text:style-name="T12_1">getage</text:span><text:span text:style-name="T12_2">();</text:span></text:p>
      <text:p text:style-name="P13"><text:span text:style-name="T13_1">setage</text:span><text:span text:style-name="T13_2">(</text:span><text:span text:style-name="T13_3">update</text:span><text:span text:style-name="T13_4">);</text:span></text:p>
      <text:p text:style-name="P14"><text:span text:style-name="T14_1">getID</text:span><text:span text:style-name="T14_2">();</text:span></text:p>
      <text:p text:style-name="P15"><text:span text:style-name="T15_1">setID</text:span><text:span text:style-name="T15_2">(</text:span><text:span text:style-name="T15_3">update</text:span><text:span text:style-name="T15_4">);</text:span></text:p>
      <text:p text:style-name="P16"><text:span text:style-name="T16_1">getname</text:span><text:span text:style-name="T16_2">();</text:span></text:p>
      <text:p text:style-name="P17"><text:span text:style-name="T17_1">setname</text:span><text:span text:style-name="T17_2">(</text:span><text:span text:style-name="T17_3">update</text:span><text:span text:style-name="T17_4">);</text:span></text:p>
      <text:p text:style-name="P18"><text:span text:style-name="T18_1">private</text:span><text:span text:style-name="T18_2">:</text:span></text:p>
      <text:p text:style-name="P19"><text:span text:style-name="T19_1"><text:tab/></text:span><text:span text:style-name="T19_2">int</text:span><text:span text:style-name="T19_3"><text:s/></text:span><text:span text:style-name="T19_4">age</text:span><text:span text:style-name="T19_5">;</text:span></text:p>
      <text:p text:style-name="P20"><text:span text:style-name="T20_1"><text:tab/></text:span><text:span text:style-name="T20_2">int</text:span><text:span text:style-name="T20_3"><text:s/></text:span><text:span text:style-name="T20_4">ID</text:span><text:span text:style-name="T20_5">;</text:span></text:p>
      <text:p text:style-name="P21"><text:span text:style-name="T21_1"><text:tab/></text:span><text:span text:style-name="T21_2">string</text:span><text:span text:style-name="T21_3"><text:s/></text:span><text:span text:style-name="T21_4">name</text:span><text:span text:style-name="T21_5">;</text:span></text:p>
      <text:p text:style-name="P22"><text:span text:style-name="T22_1">};</text:span></text:p>
      <text:p text:style-name="P23"/>
      <text:p text:style-name="P24"><text:span text:style-name="T24_1">The</text:span><text:span text:style-name="T24_2"><text:s/></text:span><text:span text:style-name="T24_3">following</text:span><text:span text:style-name="T24_4"><text:s/></text:span><text:span text:style-name="T24_5">code</text:span><text:span text:style-name="T24_6"><text:s/></text:span><text:span text:style-name="T24_7">will</text:span><text:span text:style-name="T24_8"><text:s/></text:span><text:span text:style-name="T24_9">be</text:span><text:span text:style-name="T24_10"><text:s/></text:span><text:span text:style-name="T24_11">put</text:span><text:span text:style-name="T24_12"><text:s/></text:span><text:span text:style-name="T24_13">into</text:span><text:span text:style-name="T24_14"><text:s/></text:span><text:span text:style-name="T24_15">the</text:span><text:span text:style-name="T24_16"><text:s/></text:span><text:span text:style-name="T24_17">header</text:span><text:span text:style-name="T24_18"><text:s/></text:span><text:span text:style-name="T24_19">file</text:span><text:span text:style-name="T24_20"><text:s/></text:span><text:span text:style-name="T24_21">or</text:span><text:span text:style-name="T24_22"><text:s/>.</text:span><text:span text:style-name="T24_23">h</text:span><text:span text:style-name="T24_24"><text:s/></text:span><text:span text:style-name="T24_25">file</text:span><text:span text:style-name="T24_26"><text:s/></text:span><text:span text:style-name="T24_27">called</text:span><text:span text:style-name="T24_28"><text:s/></text:span><text:span text:style-name="T24_29">student</text:span><text:span text:style-name="T24_30">.</text:span><text:span text:style-name="T24_31">h</text:span><text:span text:style-name="T24_32">.<text:s/></text:span><text:span text:style-name="T24_33">To</text:span><text:span text:style-name="T24_34"><text:s/></text:span><text:span text:style-name="T24_35">incorporate</text:span><text:span text:style-name="T24_36"><text:s/></text:span><text:span text:style-name="T24_37">or</text:span><text:span text:style-name="T24_38"><text:s/></text:span><text:span text:style-name="T24_39">include</text:span><text:span text:style-name="T24_40"><text:s/></text:span><text:span text:style-name="T24_41">this</text:span><text:span text:style-name="T24_42"><text:s/></text:span><text:span text:style-name="T24_43">header</text:span><text:span text:style-name="T24_44"><text:s/></text:span><text:span text:style-name="T24_45">file</text:span><text:span text:style-name="T24_46"><text:s/></text:span><text:span text:style-name="T24_47">into</text:span><text:span text:style-name="T24_48"><text:s/></text:span><text:span text:style-name="T24_49">a</text:span><text:span text:style-name="T24_50"><text:s/></text:span><text:span text:style-name="T24_51">main</text:span><text:span text:style-name="T24_52"><text:s/></text:span><text:span text:style-name="T24_53">simply</text:span><text:span text:style-name="T24_54">:<text:s/>#</text:span><text:span text:style-name="T24_55">include</text:span><text:span text:style-name="T24_56"><text:s/>“</text:span><text:span text:style-name="T24_57">student</text:span><text:span text:style-name="T24_58">.</text:span><text:span text:style-name="T24_59">h</text:span><text:span text:style-name="T24_60">”<text:s/></text:span><text:span text:style-name="T24_61">The</text:span><text:span text:style-name="T24_62"><text:s/></text:span><text:span text:style-name="T24_63">quotes</text:span><text:span text:style-name="T24_64"><text:s/></text:span><text:span text:style-name="T24_65">around</text:span><text:span text:style-name="T24_66"><text:s/></text:span><text:span text:style-name="T24_67">student</text:span><text:span text:style-name="T24_68">.</text:span><text:span text:style-name="T24_69">h</text:span><text:span text:style-name="T24_70"><text:s/></text:span><text:span text:style-name="T24_71">tell</text:span><text:span text:style-name="T24_72"><text:s/></text:span><text:span text:style-name="T24_73">the</text:span><text:span text:style-name="T24_74"><text:s/></text:span><text:span text:style-name="T24_75">compiler</text:span><text:span text:style-name="T24_76"><text:s/></text:span><text:span text:style-name="T24_77">to</text:span><text:span text:style-name="T24_78"><text:s/></text:span><text:span text:style-name="T24_79">locate</text:span><text:span text:style-name="T24_80"><text:s/></text:span><text:span text:style-name="T24_81">the</text:span><text:span text:style-name="T24_82"><text:s/></text:span><text:span text:style-name="T24_83">header</text:span><text:span text:style-name="T24_84"><text:s/></text:span><text:span text:style-name="T24_85">file</text:span><text:span text:style-name="T24_86"><text:s/></text:span><text:span text:style-name="T24_87">in</text:span><text:span text:style-name="T24_88"><text:s/></text:span><text:span text:style-name="T24_89">local</text:span><text:span text:style-name="T24_90"><text:s/></text:span><text:span text:style-name="T24_91">files</text:span><text:span text:style-name="T24_92">,<text:s/></text:span><text:span text:style-name="T24_93">which</text:span><text:span text:style-name="T24_94"><text:s/></text:span><text:span text:style-name="T24_95">is</text:span><text:span text:style-name="T24_96"><text:s/></text:span><text:span text:style-name="T24_97">the</text:span><text:span text:style-name="T24_98"><text:s/></text:span><text:span text:style-name="T24_99">directory</text:span><text:span text:style-name="T24_100"><text:s/></text:span><text:span text:style-name="T24_101">in</text:span><text:span text:style-name="T24_102"><text:s/></text:span><text:span text:style-name="T24_103">which</text:span><text:span text:style-name="T24_104"><text:s/></text:span><text:span text:style-name="T24_105">the</text:span><text:span text:style-name="T24_106"><text:s/></text:span><text:span text:style-name="T24_107">main</text:span><text:span text:style-name="T24_108">.</text:span><text:span text:style-name="T24_109">cpp</text:span><text:span text:style-name="T24_110"><text:s/></text:span><text:span text:style-name="T24_111">file</text:span><text:span text:style-name="T24_112"><text:s/></text:span><text:span text:style-name="T24_113">is</text:span><text:span text:style-name="T24_114"><text:s/></text:span><text:span text:style-name="T24_115">stored</text:span><text:span text:style-name="T24_116">.<text:s/></text:span><text:span text:style-name="T24_117">The</text:span><text:span text:style-name="T24_118"><text:s/></text:span><text:span text:style-name="T24_119">compiler</text:span><text:span text:style-name="T24_120"><text:s/></text:span><text:span text:style-name="T24_121">will</text:span><text:span text:style-name="T24_122"><text:s/></text:span><text:span text:style-name="T24_123">locate</text:span><text:span text:style-name="T24_124"><text:s/></text:span><text:span text:style-name="T24_125">the</text:span><text:span text:style-name="T24_126"><text:s/></text:span><text:span text:style-name="T24_127">header</text:span><text:span text:style-name="T24_128"><text:s/></text:span><text:span text:style-name="T24_129">file</text:span><text:span text:style-name="T24_130"><text:s/></text:span><text:span text:style-name="T24_131">and</text:span><text:span text:style-name="T24_132"><text:s/></text:span><text:span text:style-name="T24_133">include</text:span><text:span text:style-name="T24_134"><text:s/></text:span><text:span text:style-name="T24_135">it</text:span><text:span text:style-name="T24_136"><text:s/></text:span><text:span text:style-name="T24_137">in</text:span><text:span text:style-name="T24_138"><text:s/></text:span><text:span text:style-name="T24_139">the</text:span><text:span text:style-name="T24_140"><text:s/></text:span><text:span text:style-name="T24_141">main</text:span><text:span text:style-name="T24_142">.</text:span><text:span text:style-name="T24_143">cpp</text:span></text:p>
      <text:p text:style-name="P25"/>
      <text:p text:style-name="P26"><text:span text:style-name="T26_1">Now</text:span><text:span text:style-name="T26_2"><text:s/></text:span><text:span text:style-name="T26_3">for</text:span><text:span text:style-name="T26_4"><text:s/></text:span><text:span text:style-name="T26_5">the</text:span><text:span text:style-name="T26_6"><text:s/></text:span><text:span text:style-name="T26_7">implementation</text:span><text:span text:style-name="T26_8"><text:s/></text:span><text:span text:style-name="T26_9">file</text:span><text:span text:style-name="T26_10">.<text:s/></text:span></text:p>
      <text:p text:style-name="P27"/>
      <text:p text:style-name="P28"><text:span text:style-name="T28_1">The</text:span><text:span text:style-name="T28_2"><text:s/></text:span><text:span text:style-name="T28_3">implementation</text:span><text:span text:style-name="T28_4"><text:s/></text:span><text:span text:style-name="T28_5">file</text:span><text:span text:style-name="T28_6"><text:s/></text:span><text:span text:style-name="T28_7">will</text:span><text:span text:style-name="T28_8"><text:s/></text:span><text:span text:style-name="T28_9">include</text:span><text:span text:style-name="T28_10"><text:s/></text:span><text:span text:style-name="T28_11">all</text:span><text:span text:style-name="T28_12"><text:s/></text:span><text:span text:style-name="T28_13">the</text:span><text:span text:style-name="T28_14"><text:s/></text:span><text:span text:style-name="T28_15">function</text:span><text:span text:style-name="T28_16"><text:s/></text:span><text:span text:style-name="T28_17">definitions</text:span><text:span text:style-name="T28_18"><text:s/></text:span><text:span text:style-name="T28_19">for</text:span><text:span text:style-name="T28_20"><text:s/></text:span><text:span text:style-name="T28_21">class</text:span><text:span text:style-name="T28_22"><text:s/></text:span><text:span text:style-name="T28_23">student</text:span><text:span text:style-name="T28_24">.<text:s/></text:span><text:span text:style-name="T28_25">The</text:span><text:span text:style-name="T28_26"><text:s/></text:span><text:span text:style-name="T28_27">implementation</text:span><text:span text:style-name="T28_28"><text:s/></text:span><text:span text:style-name="T28_29">file</text:span><text:span text:style-name="T28_30"><text:s/></text:span><text:span text:style-name="T28_31">can</text:span><text:span text:style-name="T28_32"><text:s/></text:span><text:span text:style-name="T28_33">be</text:span><text:span text:style-name="T28_34"><text:s/></text:span><text:span text:style-name="T28_35">called</text:span><text:span text:style-name="T28_36"><text:s/></text:span><text:span text:style-name="T28_37">anything</text:span><text:span text:style-name="T28_38"><text:s/></text:span><text:span text:style-name="T28_39">the</text:span><text:span text:style-name="T28_40"><text:s/></text:span><text:span text:style-name="T28_41">programer</text:span><text:span text:style-name="T28_42"><text:s/></text:span><text:span text:style-name="T28_43">wants</text:span><text:span text:style-name="T28_44"><text:s/></text:span><text:span text:style-name="T28_45">as</text:span><text:span text:style-name="T28_46"><text:s/></text:span><text:span text:style-name="T28_47">long</text:span><text:span text:style-name="T28_48"><text:s/></text:span><text:span text:style-name="T28_49">as</text:span><text:span text:style-name="T28_50"><text:s/></text:span><text:span text:style-name="T28_51">it</text:span><text:span text:style-name="T28_52"><text:s/></text:span><text:span text:style-name="T28_53">ends</text:span><text:span text:style-name="T28_54"><text:s/></text:span><text:span text:style-name="T28_55">in</text:span><text:span text:style-name="T28_56"><text:s/></text:span><text:span text:style-name="T28_57">a</text:span><text:span text:style-name="T28_58"><text:s/></text:span><text:span text:style-name="T28_59">.</text:span><text:span text:style-name="T28_60">cpp</text:span><text:span text:style-name="T28_61"><text:s/></text:span><text:span text:style-name="T28_62">.<text:s/></text:span><text:span text:style-name="T28_63">For</text:span><text:span text:style-name="T28_64"><text:s/></text:span><text:span text:style-name="T28_65">example</text:span><text:span text:style-name="T28_66">,<text:s/></text:span><text:span text:style-name="T28_67">you</text:span><text:span text:style-name="T28_68"><text:s/></text:span><text:span text:style-name="T28_69">can</text:span><text:span text:style-name="T28_70"><text:s/></text:span><text:span text:style-name="T28_71">the</text:span><text:span text:style-name="T28_72"><text:s/></text:span><text:span text:style-name="T28_73">implementation</text:span><text:span text:style-name="T28_74"><text:s/></text:span><text:span text:style-name="T28_75">file</text:span><text:span text:style-name="T28_76"><text:s/></text:span><text:span text:style-name="T28_77">for</text:span><text:span text:style-name="T28_78"><text:s/></text:span><text:span text:style-name="T28_79">class</text:span><text:span text:style-name="T28_80"><text:s/></text:span><text:span text:style-name="T28_81">student</text:span><text:span text:style-name="T28_82">,<text:s/></text:span><text:span text:style-name="T28_83">student</text:span><text:span text:style-name="T28_84">.</text:span><text:span text:style-name="T28_85">cpp</text:span><text:span text:style-name="T28_86"><text:s/>(</text:span><text:span text:style-name="T28_87">which</text:span><text:span text:style-name="T28_88"><text:s/></text:span><text:span text:style-name="T28_89">is</text:span><text:span text:style-name="T28_90"><text:s/></text:span><text:span text:style-name="T28_91">recommended</text:span><text:span text:style-name="T28_92">)<text:s/></text:span><text:span text:style-name="T28_93">or</text:span><text:span text:style-name="T28_94"><text:s/></text:span><text:span text:style-name="T28_95">anything</text:span><text:span text:style-name="T28_96"><text:s/></text:span><text:span text:style-name="T28_97">else</text:span><text:span text:style-name="T28_98"><text:s/></text:span><text:span text:style-name="T28_99">you</text:span><text:span text:style-name="T28_100"><text:s/></text:span><text:span text:style-name="T28_101">would</text:span><text:span text:style-name="T28_102"><text:s/></text:span><text:span text:style-name="T28_103">want</text:span><text:span text:style-name="T28_104"><text:s/></text:span><text:span text:style-name="T28_105">to</text:span><text:span text:style-name="T28_106"><text:s/></text:span><text:span text:style-name="T28_107">call</text:span><text:span text:style-name="T28_108"><text:s/></text:span><text:span text:style-name="T28_109">it</text:span><text:span text:style-name="T28_110"><text:s/></text:span><text:span text:style-name="T28_111">as</text:span><text:span text:style-name="T28_112"><text:s/></text:span><text:span text:style-name="T28_113">long</text:span><text:span text:style-name="T28_114"><text:s/></text:span><text:span text:style-name="T28_115">as</text:span><text:span text:style-name="T28_116"><text:s/></text:span><text:span text:style-name="T28_117">it</text:span><text:span text:style-name="T28_118"><text:s/></text:span><text:span text:style-name="T28_119">ends</text:span><text:span text:style-name="T28_120"><text:s/></text:span><text:span text:style-name="T28_121">in</text:span><text:span text:style-name="T28_122"><text:s/>.</text:span><text:span text:style-name="T28_123">cpp</text:span><text:span text:style-name="T28_124">.</text:span></text:p>
      <text:p text:style-name="P29"/>
      <text:p text:style-name="P30"><text:span text:style-name="T30_1">When</text:span><text:span text:style-name="T30_2"><text:s/></text:span><text:span text:style-name="T30_3">adding</text:span><text:span text:style-name="T30_4"><text:s/></text:span><text:span text:style-name="T30_5">an</text:span><text:span text:style-name="T30_6"><text:s/></text:span><text:span text:style-name="T30_7">implementation</text:span><text:span text:style-name="T30_8"><text:s/></text:span><text:span text:style-name="T30_9">to</text:span><text:span text:style-name="T30_10"><text:s/></text:span><text:span text:style-name="T30_11">the</text:span><text:span text:style-name="T30_12"><text:s/></text:span><text:span text:style-name="T30_13">main</text:span><text:span text:style-name="T30_14">.</text:span><text:span text:style-name="T30_15">cpp</text:span><text:span text:style-name="T30_16">,<text:s/></text:span><text:span text:style-name="T30_17">you</text:span><text:span text:style-name="T30_18"><text:s/></text:span><text:span text:style-name="T30_19">do</text:span><text:span text:style-name="T30_20"><text:s/></text:span><text:span text:style-name="T30_21">not</text:span><text:span text:style-name="T30_22"><text:s/></text:span><text:span text:style-name="T30_23">need</text:span><text:span text:style-name="T30_24"><text:s/></text:span><text:span text:style-name="T30_25">to</text:span><text:span text:style-name="T30_26"><text:s/>#</text:span><text:span text:style-name="T30_27">include</text:span><text:span text:style-name="T30_28"><text:s/></text:span><text:span text:style-name="T30_29">anything</text:span><text:span text:style-name="T30_30">,<text:s/></text:span><text:span text:style-name="T30_31">the</text:span><text:span text:style-name="T30_32"><text:s/></text:span><text:span text:style-name="T30_33">compiler</text:span><text:span text:style-name="T30_34"><text:s/></text:span><text:span text:style-name="T30_35">of</text:span><text:span text:style-name="T30_36"><text:s/></text:span><text:span text:style-name="T30_37">your</text:span><text:span text:style-name="T30_38"><text:s/></text:span><text:span text:style-name="T30_39">IDE</text:span><text:span text:style-name="T30_40"><text:s/></text:span><text:span text:style-name="T30_41">will</text:span><text:span text:style-name="T30_42"><text:s/></text:span><text:span text:style-name="T30_43">automatically</text:span><text:span text:style-name="T30_44"><text:s/></text:span><text:span text:style-name="T30_45">link</text:span><text:span text:style-name="T30_46"><text:s/></text:span><text:span text:style-name="T30_47">the</text:span><text:span text:style-name="T30_48"><text:s/>.</text:span><text:span text:style-name="T30_49">cpp</text:span><text:span text:style-name="T30_50"><text:s/></text:span><text:span text:style-name="T30_51">if</text:span><text:span text:style-name="T30_52"><text:s/></text:span><text:span text:style-name="T30_53">it</text:span><text:span text:style-name="T30_54"><text:s/></text:span><text:span text:style-name="T30_55">is</text:span><text:span text:style-name="T30_56"><text:s/></text:span><text:span text:style-name="T30_57">in</text:span><text:span text:style-name="T30_58"><text:s/></text:span><text:span text:style-name="T30_59">your</text:span><text:span text:style-name="T30_60"><text:s/></text:span><text:span text:style-name="T30_61">project</text:span><text:span text:style-name="T30_62">,<text:s/></text:span><text:span text:style-name="T30_63">the</text:span><text:span text:style-name="T30_64"><text:s/></text:span><text:span text:style-name="T30_65">only</text:span><text:span text:style-name="T30_66"><text:s/></text:span><text:span text:style-name="T30_67">file</text:span><text:span text:style-name="T30_68"><text:s/></text:span><text:span text:style-name="T30_69">that</text:span><text:span text:style-name="T30_70"><text:s/></text:span><text:span text:style-name="T30_71">you</text:span><text:span text:style-name="T30_72"><text:s/></text:span><text:span text:style-name="T30_73">need</text:span><text:span text:style-name="T30_74"><text:s/></text:span><text:span text:style-name="T30_75">to</text:span><text:span text:style-name="T30_76"><text:s/></text:span><text:span text:style-name="T30_77">include</text:span><text:span text:style-name="T30_78"><text:s/></text:span><text:span text:style-name="T30_79">with</text:span><text:span text:style-name="T30_80"><text:s/></text:span><text:span text:style-name="T30_81">a</text:span><text:span text:style-name="T30_82"><text:s/>#</text:span><text:span text:style-name="T30_83">include</text:span><text:span text:style-name="T30_84"><text:s/></text:span><text:span text:style-name="T30_85">are</text:span><text:span text:style-name="T30_86"><text:s/></text:span><text:span text:style-name="T30_87">the</text:span><text:span text:style-name="T30_88"><text:s/></text:span><text:span text:style-name="T30_89">header</text:span><text:span text:style-name="T30_90"><text:s/></text:span><text:span text:style-name="T30_91">files</text:span><text:span text:style-name="T30_92">.<text:s/></text:span></text:p>
      <text:p text:style-name="P31"/>
      <text:p text:style-name="P32"><text:span text:style-name="T32_1">To</text:span><text:span text:style-name="T32_2"><text:s/></text:span><text:span text:style-name="T32_3">avoid</text:span><text:span text:style-name="T32_4"><text:s/></text:span><text:span text:style-name="T32_5">errors</text:span><text:span text:style-name="T32_6"><text:s/></text:span><text:span text:style-name="T32_7">with</text:span><text:span text:style-name="T32_8"><text:s/></text:span><text:span text:style-name="T32_9">the</text:span><text:span text:style-name="T32_10"><text:s/></text:span><text:span text:style-name="T32_11">IDE</text:span><text:span text:style-name="T32_12"><text:s/></text:span><text:span text:style-name="T32_13">the</text:span><text:span text:style-name="T32_14"><text:s/></text:span><text:span text:style-name="T32_15">program</text:span><text:span text:style-name="T32_16"><text:s/></text:span><text:span text:style-name="T32_17">should</text:span><text:span text:style-name="T32_18"><text:s/></text:span><text:span text:style-name="T32_19">check</text:span><text:span text:style-name="T32_20"><text:s/></text:span><text:span text:style-name="T32_21">itself</text:span><text:span text:style-name="T32_22"><text:s/></text:span><text:span text:style-name="T32_23">to</text:span><text:span text:style-name="T32_24"><text:s/></text:span><text:span text:style-name="T32_25">make</text:span><text:span text:style-name="T32_26"><text:s/></text:span><text:span text:style-name="T32_27">sure</text:span><text:span text:style-name="T32_28"><text:s/></text:span><text:span text:style-name="T32_29">that</text:span><text:span text:style-name="T32_30"><text:s/></text:span><text:span text:style-name="T32_31">the</text:span><text:span text:style-name="T32_32"><text:s/></text:span><text:span text:style-name="T32_33">code</text:span><text:span text:style-name="T32_34">,<text:s/></text:span><text:span text:style-name="T32_35">interface</text:span><text:span text:style-name="T32_36"><text:s/></text:span><text:span text:style-name="T32_37">or</text:span><text:span text:style-name="T32_38"><text:s/></text:span><text:span text:style-name="T32_39">implementation</text:span><text:span text:style-name="T32_40"><text:s/></text:span><text:span text:style-name="T32_41">file</text:span><text:span text:style-name="T32_42"><text:s/></text:span><text:span text:style-name="T32_43">is</text:span><text:span text:style-name="T32_44"><text:s/></text:span><text:span text:style-name="T32_45">not</text:span><text:span text:style-name="T32_46"><text:s/></text:span><text:span text:style-name="T32_47">redeclared</text:span><text:span text:style-name="T32_48"><text:s/></text:span><text:span text:style-name="T32_49">or</text:span><text:span text:style-name="T32_50"><text:s/></text:span><text:span text:style-name="T32_51">compiled</text:span><text:span text:style-name="T32_52"><text:s/></text:span><text:span text:style-name="T32_53">twice</text:span><text:span text:style-name="T32_54"><text:s/></text:span><text:span text:style-name="T32_55">within</text:span><text:span text:style-name="T32_56"><text:s/></text:span><text:span text:style-name="T32_57">the</text:span><text:span text:style-name="T32_58"><text:s/></text:span><text:span text:style-name="T32_59">same</text:span><text:span text:style-name="T32_60"><text:s/></text:span><text:span text:style-name="T32_61">program</text:span><text:span text:style-name="T32_62">.<text:s/></text:span></text:p>
      <text:p text:style-name="P33"><text:span text:style-name="T33_1">To</text:span><text:span text:style-name="T33_2"><text:s/></text:span><text:span text:style-name="T33_3">make</text:span><text:span text:style-name="T33_4"><text:s/></text:span><text:span text:style-name="T33_5">sure</text:span><text:span text:style-name="T33_6"><text:s/></text:span><text:span text:style-name="T33_7">this</text:span><text:span text:style-name="T33_8"><text:s/></text:span><text:span text:style-name="T33_9">does</text:span><text:span text:style-name="T33_10"><text:s/></text:span><text:span text:style-name="T33_11">not</text:span><text:span text:style-name="T33_12"><text:s/></text:span><text:span text:style-name="T33_13">happen</text:span><text:span text:style-name="T33_14"><text:s/></text:span><text:span text:style-name="T33_15">open</text:span><text:span text:style-name="T33_16"><text:s/></text:span><text:span text:style-name="T33_17">up</text:span><text:span text:style-name="T33_18"><text:s/></text:span><text:span text:style-name="T33_19">the</text:span><text:span text:style-name="T33_20"><text:s/></text:span><text:span text:style-name="T33_21">header</text:span><text:span text:style-name="T33_22"><text:s/></text:span><text:span text:style-name="T33_23">file</text:span><text:span text:style-name="T33_24"><text:s/></text:span><text:span text:style-name="T33_25">and</text:span><text:span text:style-name="T33_26"><text:s/></text:span><text:span text:style-name="T33_27">include</text:span><text:span text:style-name="T33_28"><text:s/></text:span><text:span text:style-name="T33_29">the</text:span><text:span text:style-name="T33_30"><text:s/></text:span><text:span text:style-name="T33_31">following</text:span><text:span text:style-name="T33_32"><text:s/></text:span><text:span text:style-name="T33_33">code</text:span><text:span text:style-name="T33_34">:</text:span></text:p>
      <text:p text:style-name="P34"/>
      <text:p text:style-name="P35"/>
      <text:p text:style-name="P36"><text:span text:style-name="T36_1">#</text:span><text:span text:style-name="T36_2">ifndef</text:span><text:span text:style-name="T36_3"><text:s/></text:span><text:span text:style-name="T36_4">STUDENT</text:span><text:span text:style-name="T36_5">_</text:span><text:span text:style-name="T36_6">H</text:span><text:span text:style-name="T36_7"><text:s/>//</text:span><text:span text:style-name="T36_8">note</text:span><text:span text:style-name="T36_9"><text:s/></text:span><text:span text:style-name="T36_10">that</text:span><text:span text:style-name="T36_11"><text:s/></text:span><text:span text:style-name="T36_12">student</text:span><text:span text:style-name="T36_13">_</text:span><text:span text:style-name="T36_14">H</text:span><text:span text:style-name="T36_15"><text:s/></text:span><text:span text:style-name="T36_16">can</text:span><text:span text:style-name="T36_17"><text:s/></text:span><text:span text:style-name="T36_18">be</text:span><text:span text:style-name="T36_19"><text:s/></text:span><text:span text:style-name="T36_20">named</text:span><text:span text:style-name="T36_21"><text:s/></text:span><text:span text:style-name="T36_22">anything</text:span><text:span text:style-name="T36_23"><text:s/></text:span><text:span text:style-name="T36_24">as</text:span><text:span text:style-name="T36_25"><text:s/></text:span><text:span text:style-name="T36_26">long</text:span><text:span text:style-name="T36_27"><text:s/></text:span><text:span text:style-name="T36_28">as</text:span><text:span text:style-name="T36_29"><text:s/></text:span><text:span text:style-name="T36_30">it</text:span><text:span text:style-name="T36_31"><text:s/></text:span><text:span text:style-name="T36_32">is</text:span><text:span text:style-name="T36_33"><text:s/></text:span><text:span text:style-name="T36_34">unique</text:span><text:span text:style-name="T36_35"><text:s/></text:span><text:span text:style-name="T36_36">to</text:span><text:span text:style-name="T36_37"><text:s/></text:span><text:span text:style-name="T36_38">this</text:span><text:span text:style-name="T36_39"><text:s/></text:span></text:p>
      <text:p text:style-name="P37"><text:span text:style-name="T37_1">#</text:span><text:span text:style-name="T37_2">define</text:span><text:span text:style-name="T37_3"><text:s/></text:span><text:span text:style-name="T37_4">STUDENT</text:span><text:span text:style-name="T37_5">_</text:span><text:span text:style-name="T37_6">H</text:span><text:span text:style-name="T37_7"><text:s/>//</text:span><text:span text:style-name="T37_8">specific</text:span><text:span text:style-name="T37_9"><text:s/></text:span><text:span text:style-name="T37_10">header</text:span><text:span text:style-name="T37_11"><text:s/></text:span><text:span text:style-name="T37_12">file</text:span><text:span text:style-name="T37_13"><text:s/></text:span><text:span text:style-name="T37_14">and</text:span><text:span text:style-name="T37_15"><text:s/></text:span><text:span text:style-name="T37_16">not</text:span><text:span text:style-name="T37_17"><text:s/></text:span><text:span text:style-name="T37_18">repeated</text:span><text:span text:style-name="T37_19"><text:s/></text:span><text:span text:style-name="T37_20">in</text:span><text:span text:style-name="T37_21"><text:s/></text:span><text:span text:style-name="T37_22">another</text:span><text:span text:style-name="T37_23">.<text:s/></text:span></text:p>
      <text:p text:style-name="P38"><text:span text:style-name="T38_1">#</text:span><text:span text:style-name="T38_2">endif</text:span><text:span text:style-name="T38_3"><text:s/>//</text:span><text:span text:style-name="T38_4">STUDENT</text:span><text:span text:style-name="T38_5">_</text:span><text:span text:style-name="T38_6">H</text:span><text:span text:style-name="T38_7"><text:s/>-<text:s/></text:span><text:span text:style-name="T38_8">simply</text:span><text:span text:style-name="T38_9"><text:s/></text:span><text:span text:style-name="T38_10">a</text:span><text:span text:style-name="T38_11"><text:s/></text:span><text:span text:style-name="T38_12">note</text:span><text:span text:style-name="T38_13">,<text:s/></text:span><text:span text:style-name="T38_14">used</text:span><text:span text:style-name="T38_15"><text:s/></text:span><text:span text:style-name="T38_16">to</text:span><text:span text:style-name="T38_17"><text:s/></text:span><text:span text:style-name="T38_18">remind</text:span><text:span text:style-name="T38_19"><text:s/></text:span><text:span text:style-name="T38_20">the</text:span><text:span text:style-name="T38_21"><text:s/></text:span><text:span text:style-name="T38_22">programer</text:span><text:span text:style-name="T38_23"><text:s/></text:span><text:span text:style-name="T38_24">what</text:span><text:span text:style-name="T38_25"><text:s/></text:span><text:span text:style-name="T38_26">is</text:span><text:span text:style-name="T38_27"><text:s/></text:span><text:span text:style-name="T38_28">being</text:span><text:span text:style-name="T38_29"><text:s/></text:span><text:span text:style-name="T38_30">closed</text:span><text:span text:style-name="T38_31"><text:s text:c="4"/></text:span></text:p>
      <text:p text:style-name="P39"/>
      <text:p text:style-name="P40"><text:span text:style-name="T40_1">Familiarity</text:span><text:span text:style-name="T40_2"><text:s/></text:span><text:span text:style-name="T40_3">with</text:span><text:span text:style-name="T40_4"><text:s/></text:span><text:span text:style-name="T40_5">the</text:span><text:span text:style-name="T40_6"><text:s/></text:span><text:span text:style-name="T40_7">preprocessor</text:span><text:span text:style-name="T40_8"><text:s/></text:span><text:span text:style-name="T40_9">chapter</text:span><text:span text:style-name="T40_10"><text:s/></text:span><text:span text:style-name="T40_11">will</text:span><text:span text:style-name="T40_12"><text:s/></text:span><text:span text:style-name="T40_13">help</text:span><text:span text:style-name="T40_14"><text:s/></text:span><text:span text:style-name="T40_15">describe</text:span><text:span text:style-name="T40_16"><text:s/></text:span><text:span text:style-name="T40_17">the</text:span><text:span text:style-name="T40_18"><text:s/></text:span><text:span text:style-name="T40_19">three</text:span><text:span text:style-name="T40_20"><text:s/></text:span><text:span text:style-name="T40_21">previously</text:span><text:span text:style-name="T40_22"><text:s/></text:span><text:span text:style-name="T40_23">stated</text:span><text:span text:style-name="T40_24"><text:s/>#’</text:span><text:span text:style-name="T40_25">s</text:span><text:span text:style-name="T40_26"><text:s/></text:span><text:span text:style-name="T40_27">in</text:span><text:span text:style-name="T40_28"><text:s/></text:span><text:span text:style-name="T40_29">more</text:span><text:span text:style-name="T40_30"><text:s/></text:span><text:span text:style-name="T40_31">detail</text:span><text:span text:style-name="T40_32">.<text:s/></text:span></text:p>
      <text:p text:style-name="P41"><text:span text:style-name="T41_1"><text:line-break/></text:span><text:span text:style-name="T41_2">Coding</text:span><text:span text:style-name="T41_3"><text:s/></text:span><text:span text:style-name="T41_4">example</text:span><text:span text:style-name="T41_5">:</text:span></text:p>
      <text:p text:style-name="P42"><text:span text:style-name="T42_1"><text:line-break/>#</text:span><text:span text:style-name="T42_2">ifndef</text:span><text:span text:style-name="T42_3"><text:s/></text:span><text:span text:style-name="T42_4">STUDENT</text:span><text:span text:style-name="T42_5">_</text:span><text:span text:style-name="T42_6">H</text:span></text:p>
      <text:p text:style-name="P43"><text:span text:style-name="T43_1">#</text:span><text:span text:style-name="T43_2">define</text:span><text:span text:style-name="T43_3"><text:s/></text:span><text:span text:style-name="T43_4">STUDENT</text:span><text:span text:style-name="T43_5">_</text:span><text:span text:style-name="T43_6">H</text:span></text:p>
      <text:p text:style-name="P44"><text:span text:style-name="T44_1">#</text:span><text:span text:style-name="T44_2">include</text:span><text:span text:style-name="T44_3"><text:s/>&lt;</text:span><text:span text:style-name="T44_4">iostream</text:span><text:span text:style-name="T44_5">&gt;</text:span></text:p>
      <text:p text:style-name="P45"><text:span text:style-name="T45_1">using</text:span><text:span text:style-name="T45_2"><text:s/></text:span><text:span text:style-name="T45_3">namespace</text:span><text:span text:style-name="T45_4"><text:s/></text:span><text:span text:style-name="T45_5">std</text:span><text:span text:style-name="T45_6">;</text:span></text:p>
      <text:p text:style-name="P46"><text:span text:style-name="T46_1"><text:tab/></text:span><text:span text:style-name="T46_2">class</text:span><text:span text:style-name="T46_3"><text:s/></text:span><text:span text:style-name="T46_4">student</text:span></text:p>
      <text:p text:style-name="P47"><text:span text:style-name="T47_1">{</text:span></text:p>
      <text:p text:style-name="P48"><text:span text:style-name="T48_1">//</text:span><text:span text:style-name="T48_2">class</text:span><text:span text:style-name="T48_3"><text:s/></text:span><text:span text:style-name="T48_4">declaration</text:span><text:span text:style-name="T48_5"><text:s/></text:span><text:span text:style-name="T48_6">because</text:span><text:span text:style-name="T48_7"><text:s/></text:span><text:span text:style-name="T48_8">this</text:span><text:span text:style-name="T48_9"><text:s/></text:span><text:span text:style-name="T48_10">is</text:span><text:span text:style-name="T48_11"><text:s/></text:span><text:span text:style-name="T48_12">an</text:span><text:span text:style-name="T48_13"><text:s/></text:span><text:span text:style-name="T48_14">interface</text:span><text:span text:style-name="T48_15"><text:s/></text:span><text:span text:style-name="T48_16">file</text:span></text:p>
      <text:p text:style-name="P49"><text:span text:style-name="T49_1">};</text:span></text:p>
      <text:p text:style-name="P50"><text:span text:style-name="T50_1">#</text:span><text:span text:style-name="T50_2">endif</text:span><text:span text:style-name="T50_3">//</text:span><text:span text:style-name="T50_4">STUDENT</text:span><text:span text:style-name="T50_5">_</text:span><text:span text:style-name="T50_6">H</text:span></text:p>
      <text:p text:style-name="P51"/>
      <text:p text:style-name="P52"><text:span text:style-name="T52_1">Following</text:span><text:span text:style-name="T52_2"><text:s/></text:span><text:span text:style-name="T52_3">this</text:span><text:span text:style-name="T52_4"><text:s/></text:span><text:span text:style-name="T52_5">example</text:span><text:span text:style-name="T52_6"><text:s/></text:span><text:span text:style-name="T52_7">will</text:span><text:span text:style-name="T52_8"><text:s/></text:span><text:span text:style-name="T52_9">ensure</text:span><text:span text:style-name="T52_10"><text:s/></text:span><text:span text:style-name="T52_11">that</text:span><text:span text:style-name="T52_12"><text:s/></text:span><text:span text:style-name="T52_13">specific</text:span><text:span text:style-name="T52_14"><text:s/></text:span><text:span text:style-name="T52_15">files</text:span><text:span text:style-name="T52_16"><text:s/></text:span><text:span text:style-name="T52_17">in</text:span><text:span text:style-name="T52_18"><text:s/></text:span><text:span text:style-name="T52_19">the</text:span><text:span text:style-name="T52_20"><text:s/></text:span><text:span text:style-name="T52_21">code</text:span><text:span text:style-name="T52_22"><text:s/></text:span><text:span text:style-name="T52_23">are</text:span><text:span text:style-name="T52_24"><text:s/></text:span><text:span text:style-name="T52_25">only</text:span><text:span text:style-name="T52_26"><text:s/></text:span><text:span text:style-name="T52_27">used</text:span><text:span text:style-name="T52_28"><text:s/></text:span><text:span text:style-name="T52_29">once</text:span><text:span text:style-name="T52_3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